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819in"/>
    </style:style>
    <style:style style:name="co14" style:family="table-column">
      <style:table-column-properties fo:break-before="auto" style:column-width="1.4201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2283in" fo:break-before="auto" style:use-optimal-row-height="true"/>
    </style:style>
    <style:style style:name="ro6" style:family="table-row">
      <style:table-row-properties style:row-height="0.3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17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08in solid #000000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08in solid #000000" fo:background-color="#dddddd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08in solid #000000" fo:background-color="#ffffff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138in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154in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008in solid #000000" style:rotation-angle="0" fo:border-top="0.0008in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08in solid #000000" fo:background-color="#dddddd" fo:border-left="0.0346in solid #008000" fo:border-right="0.0008in solid #000000" fo:border-top="0.0346in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154in double #000000" style:border-line-width-left="0.0008in 0.0138in 0.0008in" fo:border-right="0.0008in solid #000000" style:rotation-angle="90" fo:border-top="0.0008in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154in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346in solid #008000" fo:background-color="#dddddd" style:text-align-source="fix" style:repeat-content="false" fo:border-left="0.0154in double #000000" style:border-line-width-left="0.0008in 0.0138in 0.0008in" fo:border-right="0.0346in solid #008000" fo:border-top="0.0008in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08in solid #000000" fo:border-left="0.0008in solid #000000" fo:border-right="0.0008in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08in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08in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</style:style>
    <style:style style:name="ce125" style:family="table-cell" style:parent-style-name="Default">
      <style:table-cell-properties fo:background-color="#e6e6e6" fo:border="0.0008in solid #000000"/>
    </style:style>
    <style:style style:name="ce12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</style:style>
    <style:style style:name="ce127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</style:style>
    <style:style style:name="ce1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08in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08in solid #000000" fo:background-color="transparent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08in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08in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154in double #000000" style:border-line-width-bottom="0.0008in 0.0138in 0.0008in" fo:background-color="transparent" fo:border-left="none" fo:border-right="none" fo:border-top="0.013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3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08in solid #000000" fo:background-color="#e6e6ff" style:text-align-source="fix" style:repeat-content="false" fo:wrap-option="wrap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154in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154in double #000000" style:border-line-width-bottom="0.0008in 0.0138in 0.0008in" fo:border-left="none" fo:border-right="0.0154in double #000000" style:border-line-width-right="0.0008in 0.0138in 0.0008in" fo:border-top="none"/>
    </style:style>
    <style:style style:name="ce177" style:family="table-cell" style:parent-style-name="Default">
      <style:table-cell-properties style:text-align-source="fix" style:repeat-content="false" fo:wrap-option="wrap" fo:border="0.0154in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154in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08in solid #000000" fo:border-right="0.0008in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08in solid #000000" fo:border-right="0.0008in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08in solid #000000" fo:background-color="#dddddd" fo:border-left="0.0008in solid #000000" fo:border-right="0.0008in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154in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08in solid #000000" fo:background-color="transparent" fo:border-left="0.0008in solid #000000" fo:border-right="0.0008in solid #000000" fo:border-top="0.0138in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154in double #000000" style:border-line-width-bottom="0.0008in 0.0138in 0.0008in" fo:background-color="transparent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style:rotation-angle="9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138in solid #000000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08in solid #000000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346in solid #008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08in solid #000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346in solid #008000" fo:background-color="#dddddd" style:text-align-source="fix" style:repeat-content="false" fo:border-left="0.0346in solid #008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08in solid #000000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08in solid #000000" fo:background-color="#dddddd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08in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138in solid #000000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346in solid #008000"/>
      <style:paragraph-properties fo:text-align="center" fo:margin-left="0in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08in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154in double #000000" style:border-line-width-bottom="0.0008in 0.0138in 0.0008in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08in solid #000000" fo:background-color="#e6e6e6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346in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08in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</style:style>
    <style:style style:name="ce303" style:family="table-cell" style:parent-style-name="Default">
      <style:table-cell-properties fo:border="0.0008in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08in solid #000000" style:text-align-source="fix" style:repeat-content="false" fo:border-left="0.0008in solid #000000" fo:border-right="0.0154in double #000000" style:border-line-width-right="0.0008in 0.0138in 0.0008in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154in double #000000" style:border-line-width-bottom="0.0008in 0.0138in 0.0008in" fo:background-color="#e6e6e6" fo:border-left="0.0008in solid #000000" fo:border-right="0.0008in solid #000000" fo:border-top="0.0008in solid #000000"/>
    </style:style>
    <style:style style:name="ce314" style:family="table-cell" style:parent-style-name="Default">
      <style:table-cell-properties fo:border-bottom="0.0008in solid #000000" fo:border-left="0.0008in solid #000000" fo:border-right="0.0008in solid #000000" fo:border-top="0.0154in double #000000" style:border-line-width-top="0.0008in 0.0138in 0.0008in"/>
    </style:style>
    <style:style style:name="ce315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008in solid #000000"/>
    </style:style>
    <style:style style:name="ce316" style:family="table-cell" style:parent-style-name="Default">
      <style:table-cell-properties fo:background-color="#ffffff" fo:border="0.0008in solid #000000"/>
    </style:style>
    <style:style style:name="ce31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</style:style>
    <style:style style:name="ce319" style:family="table-cell" style:parent-style-name="Default">
      <style:table-cell-properties fo:border-bottom="0.0154in double #000000" style:border-line-width-bottom="0.0008in 0.0138in 0.0008in" fo:border-left="0.0008in solid #000000" fo:border-right="0.0008in solid #000000" fo:border-top="0.0154in double #000000" style:border-line-width-top="0.0008in 0.0138in 0.0008in"/>
    </style:style>
    <style:style style:name="ce320" style:family="table-cell" style:parent-style-name="Default">
      <style:table-cell-properties fo:border-bottom="none" fo:background-color="#e6e6e6" fo:border-left="0.0008in solid #000000" fo:border-right="0.0008in solid #000000" fo:border-top="0.0008in solid #000000"/>
    </style:style>
    <style:style style:name="ce321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</style:style>
    <style:style style:name="ce322" style:family="table-cell" style:parent-style-name="Default">
      <style:table-cell-properties fo:border-bottom="none" fo:background-color="#ffffff" fo:border-left="0.0008in solid #000000" fo:border-right="0.0008in solid #000000" fo:border-top="0.0008in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346in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</style:style>
    <style:style style:name="ce326" style:family="table-cell" style:parent-style-name="Default">
      <style:table-cell-properties fo:border-bottom="0.0008in solid #000000" fo:border-left="0.0008in solid #000000" fo:border-right="0.0008in solid #000000" fo:border-top="0.0138in solid #000000"/>
    </style:style>
    <style:style style:name="ce327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008in solid #000000" fo:border-top="0.0154in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</style:style>
    <style:style style:name="ce330" style:family="table-cell" style:parent-style-name="Default">
      <style:table-cell-properties fo:border-bottom="0.0154in double #000000" style:border-line-width-bottom="0.0008in 0.0138in 0.0008in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38in solid #000000"/>
    </style:style>
    <style:style style:name="ce332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</style:style>
    <style:style style:name="ce333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</style:style>
    <style:style style:name="ce334" style:family="table-cell" style:parent-style-name="Default">
      <style:table-cell-properties fo:border="0.0008in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138in solid #000000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08in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154in double #000000" style:border-line-width-bottom="0.0008in 0.0138in 0.0008in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154in double #000000" style:border-line-width-bottom="0.0008in 0.0138in 0.0008in" fo:background-color="#eeeeee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08in solid #000000" fo:background-color="#ffffff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08in solid #000000" fo:background-color="#dddddd" fo:border-left="0.0008in solid #000000" fo:border-right="0.0008in solid #000000" fo:border-top="0.0346in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08in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346in solid #008000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154in double #000000" style:border-line-width-bottom="0.0008in 0.0138in 0.0008in" fo:background-color="#dddddd" fo:border-left="0.0008in solid #000000" fo:border-right="0.0008in solid #000000" fo:border-top="0.0008in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08in solid #000000" fo:background-color="#dddddd" fo:border-left="0.0008in solid #000000" fo:border-right="0.0008in solid #000000" fo:border-top="0.0154in double #000000" style:border-line-width-top="0.0008in 0.0138in 0.0008in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154in double #000000" style:border-line-width-bottom="0.0008in 0.0138in 0.0008in" fo:border-left="none" fo:border-right="none" fo:border-top="0.0138in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154in double #000000" style:border-line-width-bottom="0.0008in 0.0138in 0.0008in" fo:border-left="none" fo:border-right="none" fo:border-top="0.0008in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138in solid #000000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08in solid #000000" fo:background-color="#eeeeee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none" fo:border-top="0.0138in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154in double #000000" style:border-line-width-bottom="0.0008in 0.0138in 0.0008in" style:text-align-source="fix" style:repeat-content="false" fo:border-left="none" fo:border-right="0.0154in double #000000" style:border-line-width-right="0.0008in 0.0138in 0.0008in" fo:border-top="0.0008in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154in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138in solid #000000" fo:background-color="transparent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154in double #000000" style:border-line-width-bottom="0.0008in 0.0138in 0.0008in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154in double #000000" style:border-line-width-bottom="0.0008in 0.0138in 0.0008in" fo:background-color="#eeeeee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346in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346in solid #008000" fo:background-color="#dddddd" style:text-align-source="fix" style:repeat-content="false" fo:border-left="0.0008in solid #000000" fo:border-right="0.0346in solid #008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08in solid #000000" fo:background-color="#dddddd" fo:border-left="0.0008in solid #000000" fo:border-right="0.0154in double #000000" style:border-line-width-right="0.0008in 0.0138in 0.0008in" fo:border-top="0.0008in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154in double #000000" style:border-line-width-bottom="0.0008in 0.0138in 0.0008in" fo:background-color="#ffff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154in double #000000" style:border-line-width-bottom="0.0008in 0.0138in 0.0008in" fo:background-color="#dddddd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none" fo:border-right="0.0154in double #000000" style:border-line-width-right="0.0008in 0.0138in 0.0008in" fo:border-top="0.013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17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0.0154in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154in double #000000" style:border-line-width-bottom="0.0008in 0.0138in 0.0008in" style:text-align-source="fix" style:repeat-content="false" fo:border-left="0.0154in double #000000" style:border-line-width-left="0.0008in 0.0138in 0.0008in" fo:border-right="0.0154in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154in double #000000" style:border-line-width-bottom="0.0008in 0.0138in 0.0008in" style:text-align-source="fix" style:repeat-content="false" fo:wrap-option="wrap" fo:border-left="0.0154in double #000000" style:border-line-width-left="0.0008in 0.0138in 0.0008in" fo:border-right="0.0154in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08in solid #000000" style:text-align-source="fix" style:repeat-content="false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08in solid #000000" fo:background-color="#e6e6ff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08in solid #000000" fo:border-left="0.0154in double #000000" style:border-line-width-left="0.0008in 0.0138in 0.0008in" fo:border-right="0.0008in solid #000000" fo:border-top="0.0008in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08in solid #000000" fo:background-color="#e6e6ff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08in solid #000000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154in double #000000" style:border-line-width-bottom="0.0008in 0.0138in 0.0008in" fo:background-color="transparent" fo:border-left="0.0154in double #000000" style:border-line-width-left="0.0008in 0.0138in 0.0008in" fo:border-right="0.0008in solid #000000" fo:border-top="0.0008in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08in solid #000000" fo:background-color="#e6e6ff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154in double #000000" style:border-line-width-bottom="0.0008in 0.0138in 0.0008in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08in solid #000000" style:text-align-source="fix" style:repeat-content="false" fo:background-color="transparent" fo:border-left="0.0154in double #000000" style:border-line-width-left="0.0008in 0.0138in 0.0008in" fo:border-right="0.0154in double #000000" style:border-line-width-right="0.0008in 0.0138in 0.0008in" fo:border-top="0.0154in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08in solid #000000" fo:background-color="#ffffcc" fo:wrap-option="wrap" fo:border-left="0.0154in double #000000" style:border-line-width-left="0.0008in 0.0138in 0.0008in" fo:border-right="0.0008in solid #000000" fo:border-top="0.0008in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08in solid #000000" fo:background-color="#ffffcc" fo:border-left="0.0154in double #000000" style:border-line-width-left="0.0008in 0.0138in 0.0008in" fo:border-right="0.0008in solid #000000" fo:border-top="0.0008in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08in solid #000000" fo:background-color="#ffffcc" style:text-align-source="fix" style:repeat-content="false" fo:border-left="0.0154in double #000000" style:border-line-width-left="0.0008in 0.0138in 0.0008in" fo:border-right="0.0008in solid #000000" fo:border-top="0.0008in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0.0154in double #000000" style:border-line-width-top="0.0008in 0.0138in 0.0008in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154in double #000000" style:border-line-width-left="0.0008in 0.0138in 0.0008in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008in solid #000000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154in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08in solid #000000" fo:background-color="transparent" fo:border-left="0.0008in solid #000000" fo:border-right="0.0154in double #000000" style:border-line-width-right="0.0008in 0.0138in 0.0008in" fo:border-top="0.0008in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08in solid #000000" fo:background-color="#ffffcc" style:text-align-source="fix" style:repeat-content="false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08in solid #000000" style:text-align-source="fix" style:repeat-content="false" fo:background-color="transparent" fo:border-left="0.0008in solid #000000" fo:border-right="0.0154in double #000000" style:border-line-width-right="0.0008in 0.0138in 0.0008in" fo:border-top="0.0008in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154in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197in" draw:fill="none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svg:stroke-width="0.0197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6" style:family="graphic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4-03-07T07:30:56">
            <text:p>03/07/14 07:30 AM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</text:span><text:span text:style-name="T6">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3.1772in" svg:height="0.8567in" svg:x="3.0008in" svg:y="1.2571in" draw:caption-point-x="-0.2402in" draw:caption-point-y="0.6067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4283in" svg:height="1.0122in" svg:x="3.0008in" svg:y="1.424in" draw:caption-point-x="-0.2402in" draw:caption-point-y="0.6067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3.3232in" svg:height="1.0122in" svg:x="2.9657in" svg:y="1.6138in" draw:caption-point-x="-0.2051in" draw:caption-point-y="0.5835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4.0756in" svg:height="1.1677in" svg:x="3.0008in" svg:y="2.7579in" draw:caption-point-x="-0.2402in" draw:caption-point-y="0.6067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0913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402in" svg:height="0.5457in" svg:x="3.0008in" svg:y="3.4248in" draw:caption-point-x="-0.2402in" draw:caption-point-y="0.6067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4.0059in" svg:height="1.1677in" svg:x="3.0008in" svg:y="3.7583in" draw:caption-point-x="-0.2402in" draw:caption-point-y="0.6067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0917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3.8138in" svg:height="0.5457in" svg:x="3.0008in" svg:y="4.4252in" draw:caption-point-x="-0.2402in" draw:caption-point-y="0.6067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2.5228in" svg:height="0.3902in" svg:x="3.0008in" svg:y="4.7587in" draw:caption-point-x="-0.2402in" draw:caption-point-y="0.6067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1.7114in" svg:height="0.3902in" svg:x="3.0008in" svg:y="5.0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1.7114in" svg:height="0.3902in" svg:x="3.0008in" svg:y="5.2587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EA">
            <text:p>05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EA" table:number-columns-spanned="12" table:number-rows-spanned="1">
            <text:p>5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EAsss]">
            <text:p>[195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EA">
            <text:p>01E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EA" table:number-columns-spanned="12" table:number-rows-spanned="1">
            <text:p>1E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2]*2+[.W32])*8+[.X32];2);[.AA32];[.AM32];&quot;]&quot;)" office:value-type="string" office:string-value="[191EAsss]">
            <text:p>[191E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1.7114in" svg:height="0.3902in" svg:x="3.0008in" svg:y="5.5921in" draw:caption-point-x="-0.2402in" draw:caption-point-y="0.6067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E8">
            <text:p>05E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E8" table:number-columns-spanned="12" table:number-rows-spanned="1">
            <text:p>5E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3]*2+[.W33])*8+[.X33];2);[.AA33];[.AM33];&quot;]&quot;)" office:value-type="string" office:string-value="[195E8sss]">
            <text:p>[195E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E8">
            <text:p>01E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E8" table:number-columns-spanned="12" table:number-rows-spanned="1">
            <text:p>1E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E8sss]">
            <text:p>[191E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949">
            <text:p>09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949sss]">
            <text:p>[199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</text:span><text:span text:style-name="T3">Train Node </text:span><text:span text:style-name="T3">Ident Info</text:span><text:span text:style-name="T4"> </text:span><text:span text:style-name="T4">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</text:span><text:span text:style-name="T3">Node Ident </text:span><text:span text:style-name="T3">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1756in" table:end-y="0.1583in" draw:z-index="12">
              <draw:custom-shape draw:style-name="gr1" svg:width="0.0799in" svg:height="0.0972in" draw:transform="rotate (-1.57079632679579) translate (0.173228346456693in 0.0755905511811024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5in" svg:height="0.0972in" draw:transform="rotate (-1.57079632679579) translate (0.173228346456693in 0.238188976377953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803in" svg:height="0.0972in" draw:transform="rotate (-1.57079632679579) translate (0.175590551181102in 0.411811023622047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99in" svg:height="0.0972in" draw:transform="rotate (-1.57079632679579) translate (0.169291338582677in 0.578740157480315in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078in" svg:height="0.628in" svg:x="0.0437in" svg:y="0.0031in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1.9075in" table:end-y="0.1472in" draw:z-index="14" draw:style-name="gr2" draw:text-style-name="P1" svg:x1="1.9075in" svg:y1="0.048in" svg:x2="1.5661in" svg:y2="2.3953in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2673in" table:end-y="0.0492in" draw:z-index="11" draw:style-name="gr3" draw:text-style-name="P1" svg:width="0.3051in" svg:height="0.1965in" svg:x="0.7701in" svg:y="0.0193in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0.8087in" table:end-y="0.0327in" draw:z-index="0" draw:style-name="gr4" draw:text-style-name="P1" svg:x1="0.3665in" svg:y1="1.2799in" svg:x2="0.8087in" svg:y2="0.0339in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1.9295in" svg:height="0.3902in" svg:x="3.0008in" svg:y="8.5909in" draw:caption-point-x="-0.2402in" draw:caption-point-y="1.2764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2654in" table:end-y="0.124in" draw:z-index="7" draw:style-name="gr2" draw:text-style-name="P1" svg:x1="0.1406in" svg:y1="0.0173in" svg:x2="0.2654in" svg:y2="0.5378in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0776in" table:end-y="0.0508in" draw:z-index="4" draw:style-name="gr5" draw:text-style-name="P1" svg:width="0.1343in" svg:height="3.1555in" draw:transform="rotate (1.5707963267946) translate (0.113385826771654in 0.0633858267716535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1039in" table:end-y="0.139in" draw:z-index="6" draw:style-name="gr6" draw:text-style-name="P1" svg:x1="0.274in" svg:y1="0.0799in" svg:x2="0.0374in" svg:y2="1.4732in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0882in" table:end-y="0.0752in" draw:z-index="1" draw:style-name="gr5" draw:text-style-name="P1" svg:width="0.1343in" svg:height="4.7in" draw:transform="rotate (1.5707963267946) translate (0.115748031496063in 0.0440944881889764in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138in" table:end-y="0.0567in" draw:z-index="3" draw:style-name="gr6" draw:text-style-name="P1" svg:x1="0.1398in" svg:y1="0.0929in" svg:x2="0.3378in" svg:y2="0.8906in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0638in" table:end-y="0.1386in" draw:z-index="10" draw:style-name="gr6" draw:text-style-name="P1" svg:x1="0.4039in" svg:y1="0.0327in" svg:x2="0.0717in" svg:y2="0.3051in">
              <text:p/>
            </draw:line>
          </table:table-cell>
          <table:table-cell table:style-name="Default">
            <draw:custom-shape table:end-cell-address="Headers.G64" table:end-x="0.1189in" table:end-y="0.1472in" draw:z-index="9" draw:style-name="gr5" draw:text-style-name="P1" svg:width="0.0476in" svg:height="0.3138in" draw:transform="rotate (1.5707963267946) translate (0.071259842519685in 0in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098in" table:end-y="0.0724in" draw:z-index="13" draw:style-name="gr2" draw:text-style-name="P1" svg:x1="0.2602in" svg:y1="0.0217in" svg:x2="0.0602in" svg:y2="0.5724in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124in" table:end-y="0.0386in" draw:z-index="8" draw:style-name="gr5" draw:text-style-name="P1" svg:width="0.1386in" svg:height="3.2665in" draw:transform="rotate (1.5707963267946) translate (0.64251968503937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339in" table:end-y="0.1185in" draw:z-index="2" draw:style-name="gr5" draw:text-style-name="P1" svg:width="0.1602in" svg:height="5.8472in" draw:transform="rotate (1.5707963267946) translate (0.0440944881889764in 0.10669291338582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1" office:value-type="string" table:number-columns-spanned="2" table:number-rows-spanned="1">
            <text:p>Bit Descriptions</text:p>
            <draw:custom-shape table:end-cell-address="Headers.A102" table:end-x="0.1547in" table:end-y="0.0299in" draw:z-index="5" draw:style-name="gr5" draw:text-style-name="P1" svg:width="0.1547in" svg:height="4.9965in" draw:transform="rotate (1.5707963267946) translate (0in 0.035433070866141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4">
          <table:table-cell/>
          <table:table-cell table:style-name="ce25" table:formula="of:=NOW()" office:value-type="date" office:date-value="2014-03-07T07:30:56">
            <text:p>03/07/14 07:30 AM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5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6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4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4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4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3.1772in" svg:height="0.8567in" svg:x="3.0008in" svg:y="0.6441in" draw:caption-point-x="-0.2402in" draw:caption-point-y="0.6055in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4283in" svg:height="1.0122in" svg:x="3.0008in" svg:y="0.8051in" draw:caption-point-x="-0.2402in" draw:caption-point-y="0.6055in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office:annotation draw:style-name="gr8" draw:text-style-name="P2" svg:width="3.3232in" svg:height="1.0122in" svg:x="2.9657in" svg:y="0.9898in" draw:caption-point-x="-0.2051in" draw:caption-point-y="0.5823in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4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9" draw:text-style-name="P2" svg:width="4.0756in" svg:height="1.1677in" svg:x="3.0008in" svg:y="2.0949in" draw:caption-point-x="-0.2402in" draw:caption-point-y="0.6055in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4173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402in" svg:height="0.5457in" svg:x="3.0008in" svg:y="2.7394in" draw:caption-point-x="-0.2402in" draw:caption-point-y="0.6055in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6" office:value-type="string">
            <office:annotation draw:style-name="gr9" draw:text-style-name="P2" svg:width="4.0059in" svg:height="1.1677in" svg:x="3.0008in" svg:y="3.0618in" draw:caption-point-x="-0.2402in" draw:caption-point-y="0.6055in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3843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0" draw:text-style-name="P2" svg:width="3.8138in" svg:height="0.5457in" svg:x="3.0008in" svg:y="3.7067in" draw:caption-point-x="-0.2402in" draw:caption-point-y="0.6055in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2.5228in" svg:height="0.3902in" svg:x="3.0008in" svg:y="4.0291in" draw:caption-point-x="-0.2402in" draw:caption-point-y="0.6055in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office:annotation draw:style-name="gr11" draw:text-style-name="P2" svg:width="1.7114in" svg:height="0.3902in" svg:x="3.0008in" svg:y="4.3516in" draw:caption-point-x="-0.2402in" draw:caption-point-y="0.6055in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4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3" office:value-type="string">
            <text:p><text:span text:style-name="T3">Simple </text:span><text:span text:style-name="T3">Node Ident </text:span><text:span text:style-name="T3">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4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4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4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2.1827in" svg:height="0.3902in" svg:x="3.0008in" svg:y="6.1248in" draw:caption-point-x="-0.2402in" draw:caption-point-y="0.6055in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office:annotation draw:style-name="gr11" draw:text-style-name="P2" svg:width="1.9295in" svg:height="0.3902in" svg:x="3.0008in" svg:y="6.4472in" draw:caption-point-x="-0.2402in" draw:caption-point-y="0.6055in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4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4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1.3276in" svg:height="0.2346in" svg:x="3.0008in" svg:y="6.7697in" draw:caption-point-x="-0.2402in" draw:caption-point-y="0.6055in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4">
          <table:covered-table-cell table:style-name="ce394"/>
          <table:table-cell table:style-name="ce411" office:value-type="string">
            <office:annotation draw:style-name="gr11" draw:text-style-name="P2" svg:width="2.6886in" svg:height="0.3902in" svg:x="3.0008in" svg:y="6.9307in" draw:caption-point-x="-0.2402in" draw:caption-point-y="0.6055in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4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4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4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4" table:number-rows-repeated="3">
          <table:table-cell table:style-name="Default" table:number-columns-repeated="2"/>
          <table:table-cell table:number-columns-repeated="1022"/>
        </table:table-row>
        <table:table-row table:style-name="ro4" table:number-rows-repeated="654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3-07">03/07/2014</text:date> <text:s text:c="2"/><text:time>07:30:55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3/07/2014</text:date>, <text:time>07:3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3-07T07:30:55</dc:date>
    <dc:creator>Jim Kueneman</dc:creator>
    <meta:editing-duration>P10DT20H30M28S</meta:editing-duration>
    <meta:editing-cycles>49</meta:editing-cycles>
    <meta:generator>OpenOffice/4.0.1$Unix OpenOffice.org_project/401m5$Build-9714</meta:generator>
    <meta:document-statistic meta:table-count="2" meta:cell-count="1425" meta:object-count="15"/>
  </office:meta>
</office:document-meta>
</file>